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table:number-columns-repeated="7"/>
          <table:table-cell table:style-name="ce35" office:value-type="string" calcext:value-type="string">
            <text:p>- 09,30 NMD442: 420 Chadbourne</text:p>
            <text:p>-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1">00/00/0000</text:date>, <text:time style:data-style-name="N2" text:time-value="07:34:33.8374430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1T07:34:54.199160868</dc:date>
    <meta:creation-date>2016-09-05T22:47:24Z</meta:creation-date>
    <meta:editing-cycles>1007</meta:editing-cycles>
    <meta:editing-duration>P20DT16H46M56S</meta:editing-duration>
    <meta:generator>LibreOffice/5.2.3.3$Linux_X86_64 LibreOffice_project/20m0$Build-3</meta:generator>
    <meta:document-statistic meta:table-count="4" meta:cell-count="3455" meta:object-count="0"/>
  </office:meta>
</office:document-meta>
</file>